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paragraph-properties>
        <style:tab-stops>
          <style:tab-stop style:type="left" style:position="1.7222in"/>
        </style:tab-stops>
      </style:paragraph-properties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1. Eureka Discovery Server</text:p>
      <text:p text:style-name="P2">EurekaServerApplication.java</text:p>
      <text:p text:style-name="Normal">java</text:p>
      <text:p text:style-name="Normal">package com.cognizant.eurekaserver;</text:p>
      <text:p text:style-name="Normal"/>
      <text:p text:style-name="Normal">import org.springframework.boot.SpringApplication;</text:p>
      <text:p text:style-name="Normal">import org.springframework.boot.autoconfigure.SpringBootApplication;</text:p>
      <text:p text:style-name="Normal">import org.springframework.cloud.netflix.eureka.server.EnableEurekaServer;</text:p>
      <text:p text:style-name="Normal"/>
      <text:p text:style-name="Normal">@SpringBootApplication</text:p>
      <text:p text:style-name="Normal">@EnableEurekaServer</text:p>
      <text:p text:style-name="Normal">public class EurekaServerApplication {</text:p>
      <text:p text:style-name="Normal"><text:s text:c="4"/>public static void main(String[] args) {</text:p>
      <text:p text:style-name="Normal"><text:s text:c="8"/>SpringApplication.run(EurekaServerApplication.class, args);</text:p>
      <text:p text:style-name="Normal"><text:s text:c="4"/>}</text:p>
      <text:p text:style-name="Normal">}</text:p>
      <text:p text:style-name="P3">application.properties</text:p>
      <text:p text:style-name="Normal">ini</text:p>
      <text:p text:style-name="Normal">server.port=8761</text:p>
      <text:p text:style-name="Normal">eureka.client.register-with-eureka=false</text:p>
      <text:p text:style-name="Normal">eureka.client.fetch-registry=false</text:p>
      <text:p text:style-name="Normal">spring.application.name=eureka-server</text:p>
      <text:p text:style-name="Normal">_______________________________________________________________________</text:p>
      <text:p text:style-name="P4">pom.xml (Add this dependency)</text:p>
      <text:p text:style-name="Normal">xml</text:p>
      <text:p text:style-name="Normal">&lt;dependency&gt;</text:p>
      <text:p text:style-name="Normal"><text:s text:c="4"/>&lt;groupId&gt;org.springframework.cloud&lt;/groupId&gt;</text:p>
      <text:p text:style-name="Normal"><text:s text:c="4"/>&lt;artifactId&gt;spring-cloud-starter-netflix-eureka-server&lt;/artifactId&gt;</text:p>
      <text:soft-page-break/>
      <text:p text:style-name="Normal">&lt;/dependency&gt;</text:p>
      <text:p text:style-name="Normal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5">2. Account Microservice</text:p>
      <text:p text:style-name="P6">AccountApplication.java</text:p>
      <text:p text:style-name="Normal">java</text:p>
      <text:p text:style-name="Normal">package com.cognizant.account;</text:p>
      <text:p text:style-name="Normal"/>
      <text:p text:style-name="Normal">import org.springframework.boot.SpringApplication;</text:p>
      <text:p text:style-name="Normal">import org.springframework.boot.autoconfigure.SpringBootApplication;</text:p>
      <text:p text:style-name="Normal">import org.springframework.cloud.client.discovery.EnableDiscoveryClient;</text:p>
      <text:p text:style-name="Normal"/>
      <text:p text:style-name="Normal">@SpringBootApplication</text:p>
      <text:p text:style-name="Normal">@EnableDiscoveryClient</text:p>
      <text:p text:style-name="Normal">public class AccountApplication {</text:p>
      <text:p text:style-name="Normal"><text:s text:c="4"/>public static void main(String[] args) {</text:p>
      <text:p text:style-name="Normal"><text:s text:c="8"/>SpringApplication.run(AccountApplication.class, args);</text:p>
      <text:p text:style-name="Normal"><text:s text:c="4"/>}</text:p>
      <text:p text:style-name="Normal">}</text:p>
      <text:p text:style-name="Normal">______________________________________________________________________________</text:p>
      <text:p text:style-name="Normal"/>
      <text:p text:style-name="P7">application.properties</text:p>
      <text:p text:style-name="Normal">ini</text:p>
      <text:p text:style-name="Normal">server.port=8080</text:p>
      <text:p text:style-name="Normal">spring.application.name=account-service</text:p>
      <text:p text:style-name="Normal">eureka.client.service-url.defaultZone=http://localhost:8761/eureka</text:p>
      <text:p text:style-name="Normal">eureka.client.register-with-eureka=true</text:p>
      <text:p text:style-name="Normal">eureka.client.fetch-registry=true</text:p>
      <text:p text:style-name="Normal">_________________________________________________________________________________</text:p>
      <text:soft-page-break/>
      <text:p text:style-name="P8">AccountController.java</text:p>
      <text:p text:style-name="Normal">java</text:p>
      <text:p text:style-name="Normal">package com.cognizant.account.controller;</text:p>
      <text:p text:style-name="Normal"/>
      <text:p text:style-name="Normal">import org.springframework.web.bind.annotation.GetMapping;</text:p>
      <text:p text:style-name="Normal">import org.springframework.web.bind.annotation.RestController;</text:p>
      <text:p text:style-name="Normal"/>
      <text:p text:style-name="Normal">@RestController</text:p>
      <text:p text:style-name="Normal">public class AccountController {</text:p>
      <text:p text:style-name="Normal"/>
      <text:p text:style-name="Normal"><text:s text:c="4"/>@GetMapping("/account")</text:p>
      <text:p text:style-name="Normal"><text:s text:c="4"/>public String getAccountDetails() {</text:p>
      <text:p text:style-name="Normal"><text:s text:c="8"/>return "Account Service is working";</text:p>
      <text:p text:style-name="Normal"><text:s text:c="4"/>}</text:p>
      <text:p text:style-name="Normal">}</text:p>
      <text:p text:style-name="Normal"><draw:custom-shape svg:x="0in" svg:y="0in" svg:width="45.51042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P9">3. Loan Microservice</text:p>
      <text:p text:style-name="P10">LoanApplication.java</text:p>
      <text:p text:style-name="Normal">java</text:p>
      <text:p text:style-name="Normal">package com.cognizant.loan;</text:p>
      <text:p text:style-name="Normal"/>
      <text:p text:style-name="Normal">import org.springframework.boot.SpringApplication;</text:p>
      <text:p text:style-name="Normal">import org.springframework.boot.autoconfigure.SpringBootApplication;</text:p>
      <text:p text:style-name="Normal">import org.springframework.cloud.client.discovery.EnableDiscoveryClient;</text:p>
      <text:p text:style-name="Normal"/>
      <text:p text:style-name="Normal">@SpringBootApplication</text:p>
      <text:p text:style-name="Normal">@EnableDiscoveryClient</text:p>
      <text:p text:style-name="Normal">public class LoanApplication {</text:p>
      <text:soft-page-break/>
      <text:p text:style-name="Normal"><text:s text:c="4"/>public static void main(String[] args) {</text:p>
      <text:p text:style-name="Normal"><text:s text:c="8"/>SpringApplication.run(LoanApplication.class, args);</text:p>
      <text:p text:style-name="Normal"><text:s text:c="4"/>}</text:p>
      <text:p text:style-name="Normal">}</text:p>
      <text:p text:style-name="Normal">_______________________________________________________________________</text:p>
      <text:p text:style-name="P11">application.properties</text:p>
      <text:p text:style-name="Normal">ini</text:p>
      <text:p text:style-name="Normal">server.port=8081</text:p>
      <text:p text:style-name="Normal">spring.application.name=loan-service</text:p>
      <text:p text:style-name="Normal">eureka.client.service-url.defaultZone=http://localhost:8761/eureka</text:p>
      <text:p text:style-name="Normal">eureka.client.register-with-eureka=true</text:p>
      <text:p text:style-name="Normal">eureka.client.fetch-registry=true</text:p>
      <text:p text:style-name="Normal">______________________________________________________________________________</text:p>
      <text:p text:style-name="Normal"/>
      <text:p text:style-name="P12">LoanController.java</text:p>
      <text:p text:style-name="Normal">java</text:p>
      <text:p text:style-name="Normal">package com.cognizant.loan.controller;</text:p>
      <text:p text:style-name="Normal"/>
      <text:p text:style-name="Normal">import org.springframework.web.bind.annotation.GetMapping;</text:p>
      <text:p text:style-name="Normal">import org.springframework.web.bind.annotation.RestController;</text:p>
      <text:p text:style-name="Normal"/>
      <text:p text:style-name="Normal">@RestController</text:p>
      <text:p text:style-name="Normal">public class LoanController {</text:p>
      <text:p text:style-name="Normal"/>
      <text:p text:style-name="Normal"><text:s text:c="4"/>@GetMapping("/loan")</text:p>
      <text:p text:style-name="Normal"><text:s text:c="4"/>public String getLoanDetails() {</text:p>
      <text:p text:style-name="Normal"><text:s text:c="8"/>return "Loan Service is working";</text:p>
      <text:p text:style-name="Normal"><text:s text:c="4"/>}</text:p>
      <text:soft-page-break/>
      <text:p text:style-name="Normal">}</text:p>
      <text:p text:style-name="Normal"><draw:custom-shape svg:x="0in" svg:y="0in" svg:width="45.51042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p>
      <text:p text:style-name="P13">4. Common pom.xml Dependencies</text:p>
      <text:p text:style-name="P14">Add to Each Microservice</text:p>
      <text:p text:style-name="Normal">xml</text:p>
      <text:p text:style-name="Normal">&lt;dependency&gt;</text:p>
      <text:p text:style-name="Normal"><text:s text:c="4"/>&lt;groupId&gt;org.springframework.boot&lt;/groupId&gt;</text:p>
      <text:p text:style-name="Normal"><text:s text:c="4"/>&lt;artifactId&gt;spring-boot-starter-web&lt;/artifactId&gt;</text:p>
      <text:p text:style-name="Normal">&lt;/dependency&gt;</text:p>
      <text:p text:style-name="Normal">&lt;dependency&gt;</text:p>
      <text:p text:style-name="Normal"><text:s text:c="4"/>&lt;groupId&gt;org.springframework.cloud&lt;/groupId&gt;</text:p>
      <text:p text:style-name="Normal"><text:s text:c="4"/>&lt;artifactId&gt;spring-cloud-starter-netflix-eureka-client&lt;/artifactId&gt;</text:p>
      <text:p text:style-name="Normal">&lt;/dependency&gt;</text:p>
      <text:p text:style-name="Normal">&lt;dependency&gt;</text:p>
      <text:p text:style-name="Normal"><text:s text:c="4"/>&lt;groupId&gt;org.springframework.boot&lt;/groupId&gt;</text:p>
      <text:p text:style-name="Normal"><text:s text:c="4"/>&lt;artifactId&gt;spring-boot-devtools&lt;/artifactId&gt;</text:p>
      <text:p text:style-name="Normal"><text:s text:c="4"/>&lt;scope&gt;runtime&lt;/scope&gt;</text:p>
      <text:p text:style-name="Normal">&lt;/dependency&gt;</text:p>
      <text:p text:style-name="Normal">_____________________________________________________________________</text:p>
      <text:p text:style-name="P15">spring-cloud-dependencies BOM</text:p>
      <text:p text:style-name="Normal">xml</text:p>
      <text:p text:style-name="Normal">&lt;dependencyManagement&gt;</text:p>
      <text:p text:style-name="Normal"><text:s text:c="4"/>&lt;dependencies&gt;</text:p>
      <text:p text:style-name="Normal"><text:s text:c="8"/>&lt;dependency&gt;</text:p>
      <text:p text:style-name="Normal"><text:s text:c="12"/>&lt;groupId&gt;org.springframework.cloud&lt;/groupId&gt;</text:p>
      <text:p text:style-name="Normal"><text:s text:c="12"/>&lt;artifactId&gt;spring-cloud-dependencies&lt;/artifactId&gt;</text:p>
      <text:p text:style-name="Normal"><text:s text:c="12"/>&lt;version&gt;2021.0.8&lt;/version&gt;</text:p>
      <text:p text:style-name="Normal"><text:s text:c="12"/>&lt;type&gt;pom&lt;/type&gt;</text:p>
      <text:soft-page-break/>
      <text:p text:style-name="Normal"><text:s text:c="12"/>&lt;scope&gt;import&lt;/scope&gt;</text:p>
      <text:p text:style-name="Normal"><text:s text:c="8"/>&lt;/dependency&gt;</text:p>
      <text:p text:style-name="Normal"><text:s text:c="4"/>&lt;/dependencies&gt;</text:p>
      <text:p text:style-name="Normal">&lt;/dependencyManagement&gt;</text:p>
      <text:p text:style-name="Normal"/>
      <text:p text:style-name="P16"><text:tab/>___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19T13:12:00Z</meta:creation-date>
    <dc:date>2025-07-19T13:16:00Z</dc:date>
    <meta:template xlink:href="Normal.dotm" xlink:type="simple"/>
    <meta:editing-cycles>2</meta:editing-cycles>
    <meta:editing-duration>PT240S</meta:editing-duration>
    <meta:document-statistic meta:page-count="6" meta:paragraph-count="8" meta:word-count="640" meta:character-count="4286" meta:row-count="30" meta:non-whitespace-character-count="3654"/>
  </office:meta>
</office:document-meta>
</file>